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1" fo:font-size="10pt" fo:language="fr" fo:country="FR" officeooo:rsid="0004b85a" officeooo:paragraph-rsid="0004b85a" style:font-size-asian="10pt" style:font-size-complex="10pt"/>
    </style:style>
    <style:style style:name="P2" style:family="paragraph" style:parent-style-name="Standard">
      <style:text-properties style:font-name="Consolas1" fo:font-size="10pt" fo:language="fr" fo:country="FR" officeooo:rsid="0010b466" officeooo:paragraph-rsid="0010b466" style:font-size-asian="10pt" style:font-size-complex="10pt"/>
    </style:style>
    <style:style style:name="P3" style:family="paragraph" style:parent-style-name="Standard">
      <style:text-properties style:font-name="Consolas1" fo:font-size="10pt" fo:language="fr" fo:country="FR" officeooo:rsid="00077dee" officeooo:paragraph-rsid="00090bcb" style:font-size-asian="10pt" style:font-size-complex="10pt"/>
    </style:style>
    <style:style style:name="P4" style:family="paragraph" style:parent-style-name="Standard">
      <style:text-properties style:font-name="Consolas1" fo:font-size="10pt" fo:language="fr" fo:country="FR" officeooo:rsid="00090bcb" officeooo:paragraph-rsid="00090bcb" style:font-size-asian="10pt" style:font-size-complex="10pt"/>
    </style:style>
    <style:style style:name="P5" style:family="paragraph" style:parent-style-name="Standard">
      <style:text-properties style:font-name="Consolas1" fo:font-size="10pt" fo:language="fr" fo:country="FR" officeooo:rsid="0004b85a" officeooo:paragraph-rsid="0004b85a" fo:background-color="#f6f9d4" style:font-size-asian="10pt" style:font-size-complex="10pt"/>
    </style:style>
    <style:style style:name="P6" style:family="paragraph" style:parent-style-name="Standard">
      <style:text-properties style:font-name="Consolas1" fo:font-size="10pt" fo:language="fr" fo:country="FR" officeooo:rsid="00065f4e" officeooo:paragraph-rsid="00065f4e" fo:background-color="#f6f9d4" style:font-size-asian="10pt" style:font-size-complex="10pt"/>
    </style:style>
    <style:style style:name="P7" style:family="paragraph" style:parent-style-name="Standard">
      <style:text-properties style:font-name="Consolas1" fo:font-size="10pt" fo:language="fr" fo:country="FR" fo:font-weight="bold" officeooo:rsid="00077dee" officeooo:paragraph-rsid="00090bcb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onsolas1" fo:font-size="10pt" fo:language="fr" fo:country="FR" fo:font-weight="bold" officeooo:rsid="000d706a" officeooo:paragraph-rsid="000d706a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nsolas1" fo:font-size="10pt" fo:language="fr" fo:country="FR" fo:font-weight="normal" officeooo:rsid="000d706a" officeooo:paragraph-rsid="000d706a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Consolas1" fo:font-size="10pt" fo:language="fr" fo:country="FR" fo:font-weight="normal" officeooo:rsid="00077dee" officeooo:paragraph-rsid="000a4f9a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Consolas1" fo:font-size="10pt" fo:language="fr" fo:country="FR" fo:font-weight="normal" officeooo:rsid="000c2626" officeooo:paragraph-rsid="000c2626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Consolas1" fo:font-size="10pt" fo:language="fr" fo:country="FR" fo:font-weight="normal" officeooo:rsid="00139a3d" officeooo:paragraph-rsid="00139a3d" fo:background-color="#f6f9d4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onsolas1" fo:font-size="10pt" fo:language="fr" fo:country="FR" officeooo:rsid="0010b466" officeooo:paragraph-rsid="0010b466" fo:background-color="#ffffff" style:font-size-asian="10pt" style:font-size-complex="10pt"/>
    </style:style>
    <style:style style:name="P14" style:family="paragraph" style:parent-style-name="Standard">
      <style:text-properties style:font-name="Consolas1" fo:font-size="10pt" officeooo:paragraph-rsid="00090bcb" style:font-size-asian="10pt" style:font-size-complex="10pt"/>
    </style:style>
    <style:style style:name="P15" style:family="paragraph" style:parent-style-name="Standard">
      <style:text-properties style:font-name="Consolas1" fo:font-size="10pt" officeooo:paragraph-rsid="000a4f9a" style:font-size-asian="10pt" style:font-size-complex="10pt"/>
    </style:style>
    <style:style style:name="P16" style:family="paragraph" style:parent-style-name="Standard">
      <style:text-properties style:font-name="Consolas1" fo:font-size="10pt" officeooo:rsid="000c2626" officeooo:paragraph-rsid="000c2626" style:font-size-asian="10pt" style:font-size-complex="10pt"/>
    </style:style>
    <style:style style:name="P17" style:family="paragraph" style:parent-style-name="Standard">
      <style:text-properties style:font-name="Consolas1" fo:font-size="10pt" officeooo:rsid="000ca8b3" officeooo:paragraph-rsid="000ca8b3" style:font-size-asian="10pt" style:font-size-complex="10pt"/>
    </style:style>
    <style:style style:name="P18" style:family="paragraph" style:parent-style-name="Standard">
      <style:text-properties style:font-name="Consolas1" fo:font-size="10pt" officeooo:rsid="000d706a" officeooo:paragraph-rsid="000d706a" style:font-size-asian="10pt" style:font-size-complex="10pt"/>
    </style:style>
    <style:style style:name="P19" style:family="paragraph" style:parent-style-name="Standard">
      <style:text-properties style:font-name="Consolas1" fo:font-size="10pt" fo:font-weight="bold" officeooo:rsid="000a4f9a" officeooo:paragraph-rsid="000a4f9a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onsolas1" fo:font-size="15pt" fo:language="fr" fo:country="FR" fo:font-weight="bold" officeooo:rsid="00065f4e" officeooo:paragraph-rsid="00065f4e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000000" style:font-name="Consolas1" fo:font-size="10pt" fo:language="fr" fo:country="FR" officeooo:rsid="0004b85a" officeooo:paragraph-rsid="0004b85a" style:font-size-asian="10pt" style:font-size-complex="10pt"/>
    </style:style>
    <style:style style:name="P22" style:family="paragraph" style:parent-style-name="Standard">
      <style:text-properties fo:color="#000000" style:font-name="Consolas1" fo:font-size="10pt" fo:language="fr" fo:country="FR" officeooo:rsid="0010b466" officeooo:paragraph-rsid="0010b466" style:font-size-asian="10pt" style:font-size-complex="10pt"/>
    </style:style>
    <style:style style:name="P23" style:family="paragraph" style:parent-style-name="Standard">
      <style:text-properties fo:color="#000000" style:font-name="Consolas1" fo:font-size="10pt" fo:language="fr" fo:country="FR" officeooo:rsid="0010b466" officeooo:paragraph-rsid="0010b466" fo:background-color="#f6f9d4" style:font-size-asian="10pt" style:font-size-complex="10pt"/>
    </style:style>
    <style:style style:name="P24" style:family="paragraph" style:parent-style-name="Standard">
      <style:text-properties fo:color="#000000" style:font-name="Consolas" fo:font-size="10pt" fo:language="fr" fo:country="FR" officeooo:rsid="0010b466" officeooo:paragraph-rsid="0010b466" fo:background-color="#ffffff" style:font-size-asian="10pt" style:font-size-complex="10pt"/>
    </style:style>
    <style:style style:name="P25" style:family="paragraph" style:parent-style-name="Standard">
      <style:text-properties officeooo:paragraph-rsid="00090bcb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 style:font-size-complex="10pt"/>
    </style:style>
    <style:style style:name="T1" style:family="text">
      <style:text-properties officeooo:rsid="000709dc"/>
    </style:style>
    <style:style style:name="T2" style:family="text">
      <style:text-properties fo:color="#800000" style:font-name="Consolas" fo:font-weight="bold" style:font-weight-asian="bold"/>
    </style:style>
    <style:style style:name="T3" style:family="text">
      <style:text-properties fo:color="#800000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Consolas"/>
    </style:style>
    <style:style style:name="T6" style:family="text">
      <style:text-properties fo:color="#008000"/>
    </style:style>
    <style:style style:name="T7" style:family="text">
      <style:text-properties fo:color="#0000ff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077dee"/>
    </style:style>
    <style:style style:name="T10" style:family="text">
      <style:text-properties fo:language="fr" fo:country="FR" officeooo:rsid="00090bcb"/>
    </style:style>
    <style:style style:name="T11" style:family="text">
      <style:text-properties fo:language="fr" fo:country="FR" fo:font-weight="normal" style:font-weight-asian="normal" style:font-weight-complex="normal"/>
    </style:style>
    <style:style style:name="T12" style:family="text">
      <style:text-properties fo:language="fr" fo:country="FR" fo:font-weight="normal" officeooo:rsid="00077dee" style:font-weight-asian="normal" style:font-weight-complex="normal"/>
    </style:style>
    <style:style style:name="T13" style:family="text">
      <style:text-properties fo:language="fr" fo:country="FR" fo:font-weight="normal" officeooo:rsid="000a4f9a" style:font-weight-asian="normal" style:font-weight-complex="normal"/>
    </style:style>
    <style:style style:name="T14" style:family="text">
      <style:text-properties fo:language="fr" fo:country="FR" fo:font-weight="normal" officeooo:rsid="000b0ad8" style:font-weight-asian="normal" style:font-weight-complex="normal"/>
    </style:style>
    <style:style style:name="T15" style:family="text">
      <style:text-properties fo:language="fr" fo:country="FR" fo:font-weight="normal" officeooo:rsid="000d24b5" style:font-weight-asian="normal" style:font-weight-complex="normal"/>
    </style:style>
    <style:style style:name="T16" style:family="text">
      <style:text-properties fo:language="fr" fo:country="FR" fo:font-weight="normal" officeooo:rsid="000e79d8" style:font-weight-asian="normal" style:font-weight-complex="normal"/>
    </style:style>
    <style:style style:name="T17" style:family="text">
      <style:text-properties officeooo:rsid="000fb177"/>
    </style:style>
    <style:style style:name="T18" style:family="text">
      <style:text-properties style:font-name="Consolas1" fo:font-size="10pt" fo:language="fr" fo:country="FR" officeooo:rsid="00077dee" style:font-size-asian="10pt" style:font-size-complex="10pt"/>
    </style:style>
    <style:style style:name="T19" style:family="text">
      <style:text-properties style:font-name="Consolas1" fo:font-size="10pt" fo:language="fr" fo:country="FR" officeooo:rsid="00136683" style:font-size-asian="10pt" style:font-size-complex="10pt"/>
    </style:style>
    <style:style style:name="T20" style:family="text">
      <style:text-properties style:font-name="Consolas1" fo:font-size="10pt" fo:language="fr" fo:country="FR" officeooo:rsid="00090bcb" style:font-size-asian="10pt" style:font-size-complex="10pt"/>
    </style:style>
    <style:style style:name="T21" style:family="text">
      <style:text-properties officeooo:rsid="001779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REATION DE CARTE</text:p>
      <text:p text:style-name="P1"/>
      <text:p text:style-name="P5"><text:span text:style-name="T1">I</text:span>nsertion en base de données</text:p>
      <text:p text:style-name="P1"><text:span text:style-name="T3">insert</text:span><text:span text:style-name="T4"> </text:span><text:span text:style-name="T3">into</text:span><text:span text:style-name="T4"> card (name, normalize_name, </text:span><text:span text:style-name="T3">type</text:span><text:span text:style-name="T4">, sub_type )</text:span></text:p>
      <text:p text:style-name="P1"><text:span text:style-name="T3">values</text:span><text:span text:style-name="T4">(</text:span><text:span text:style-name="T6">'Forest Gluttonous'</text:span><text:span text:style-name="T4">, </text:span><text:span text:style-name="T6">'forest gluttonous'</text:span><text:span text:style-name="T4">, </text:span><text:span text:style-name="T7">1</text:span><text:span text:style-name="T4">, </text:span><text:span text:style-name="T7">1</text:span><text:span text:style-name="T4">)</text:span></text:p>
      <text:p text:style-name="P21"/>
      <text:p text:style-name="P23">Assigner aux comptes voulus la carte créé</text:p>
      <text:p text:style-name="P2"><text:span text:style-name="T3">insert</text:span><text:span text:style-name="T4"> </text:span><text:span text:style-name="T3">into</text:span><text:span text:style-name="T4"> account_card (id_account, id_card )</text:span></text:p>
      <text:p text:style-name="P26"><text:span text:style-name="T3">values</text:span><text:span text:style-name="T4">(</text:span><text:span text:style-name="T7">1</text:span><text:span text:style-name="T4">,</text:span><text:span text:style-name="T7">7</text:span><text:span text:style-name="T4">)</text:span></text:p>
      <text:p text:style-name="P22"/>
      <text:p text:style-name="P23">Pour vérifier les cartes assignées aux comptes</text:p>
      <text:p text:style-name="P2"><text:span text:style-name="T3">select</text:span><text:span text:style-name="T4"> a.id, a.login , c.id, c.name </text:span></text:p>
      <text:p text:style-name="P26"><text:span text:style-name="T3">from</text:span><text:span text:style-name="T4"> account a </text:span><text:span text:style-name="T3">join</text:span></text:p>
      <text:p text:style-name="P26"><text:span text:style-name="T4">account_card ac <text:s/></text:span><text:span text:style-name="T3">on</text:span><text:span text:style-name="T4"> a.id =ac.id_account </text:span><text:span text:style-name="T3">join</text:span></text:p>
      <text:p text:style-name="P2"><text:span text:style-name="T4">card c <text:s/></text:span><text:span text:style-name="T3">on</text:span><text:span text:style-name="T4"> c.id =ac.id_card </text:span></text:p>
      <text:p text:style-name="P13"><text:span text:style-name="T2">order</text:span><text:span text:style-name="T5"> </text:span><text:span text:style-name="T2">by</text:span><text:span text:style-name="T5"> a.id</text:span></text:p>
      <text:p text:style-name="P24"/>
      <text:p text:style-name="P1"/>
      <text:p text:style-name="P6"><text:span text:style-name="T1">C</text:span>réé le dossier et enregistrer l’image dans : </text:p>
      <text:p text:style-name="P1">\Assets\Sprites\Game\Card\</text:p>
      <text:p text:style-name="P1"/>
      <text:p text:style-name="P1"/>
      <text:p text:style-name="P7">Dans Unity </text:p>
      <text:p text:style-name="P9">Définir l’image <text:span text:style-name="T17">précédemment</text:span> enregistrer comme un sprite</text:p>
      <text:p text:style-name="P8"/>
      <text:p text:style-name="P3">Copier Coller un monstre dans Assets\Ressources\Monster</text:p>
      <text:p text:style-name="P14"><text:span text:style-name="T9">Copier Coller un monstre dans Assets\Ressources\</text:span><text:span text:style-name="T10">Cards</text:span></text:p>
      <text:p text:style-name="P25"><text:span text:style-name="T18">Copier Coller un monstre dans Assets\Ressources\</text:span><text:span text:style-name="T19">Collection</text:span><text:span text:style-name="T20">Cards</text:span></text:p>
      <text:p text:style-name="P4"/>
      <text:p text:style-name="P19"><text:span text:style-name="T10">D</text:span><text:span text:style-name="T8">ans les Scripts</text:span></text:p>
      <text:p text:style-name="P15"><text:span text:style-name="T12">Copier Coller le script d’un</text:span><text:span text:style-name="T13">e</text:span><text:span text:style-name="T12"> </text:span><text:span text:style-name="T13">carte</text:span><text:span text:style-name="T12"> dans \Assets\Scripts\Game\Cards\</text:span></text:p>
      <text:p text:style-name="P15"><text:span text:style-name="T12">Copier Coller le script d’un monstre dans \Assets\Scripts\Game\</text:span><text:span text:style-name="T14">Monsters</text:span><text:span text:style-name="T12">\</text:span></text:p>
      <text:p text:style-name="P15"><text:span text:style-name="T12">Copier Coller le script d’un</text:span><text:span text:style-name="T13">e</text:span><text:span text:style-name="T12"> </text:span><text:span text:style-name="T13">precarte</text:span><text:span text:style-name="T12"> dans \Assets\Scripts\Menus\MenuMainServer\MainMenuCollection\CollectionCard\</text:span></text:p>
      <text:p text:style-name="P10"/>
      <text:p text:style-name="P16"><text:span text:style-name="T12">A</text:span><text:span text:style-name="T11">ssigner les nouveaux paramètres et fonctionnalité voulu</text:span></text:p>
      <text:p text:style-name="P11"/>
      <text:p text:style-name="P17"><text:span text:style-name="T11">Attribuer les différents scripts aux assets </text:span><text:span text:style-name="T15">précédemment</text:span><text:span text:style-name="T11"> créé</text:span></text:p>
      <text:p text:style-name="P18"><text:span text:style-name="T11">Attribuer l’image aux </text:span><text:span text:style-name="T16">différents</text:span><text:span text:style-name="T11"> assets </text:span><text:span text:style-name="T16">précédemment</text:span><text:span text:style-name="T11"> créé</text:span></text:p>
      <text:p text:style-name="P9"/>
      <text:p text:style-name="P12">Ajouter les prefabs m_ <text:span text:style-name="T21">et c_</text:span>dans les objets instantiables du game_lobby et game_serv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9-06T18:59:17.526000000</dc:date>
    <meta:editing-duration>PT1H10M27S</meta:editing-duration>
    <meta:editing-cycles>23</meta:editing-cycles>
    <meta:document-statistic meta:table-count="0" meta:image-count="0" meta:object-count="0" meta:page-count="1" meta:paragraph-count="28" meta:word-count="165" meta:character-count="1281" meta:non-whitespace-character-count="1138"/>
  </office:meta>
</office:document-meta>
</file>